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842" calcext:value-type="float">
            <text:p>1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158" calcext:value-type="float">
            <text:p>371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44" calcext:value-type="float">
            <text:p>28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156" calcext:value-type="float">
            <text:p>3615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326" calcext:value-type="float">
            <text:p>37326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24" calcext:value-type="float">
            <text:p>38024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  <table:table-cell office:value-type="float" office:value="36376" calcext:value-type="float">
            <text:p>36376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38228" calcext:value-type="float">
            <text:p>38228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2762" calcext:value-type="float">
            <text:p>2762</text:p>
          </table:table-cell>
          <table:table-cell office:value-type="float" office:value="2132" calcext:value-type="float">
            <text:p>2132</text:p>
          </table:table-cell>
          <table:table-cell office:value-type="float" office:value="935" calcext:value-type="float">
            <text:p>935</text:p>
          </table:table-cell>
          <table:table-cell office:value-type="float" office:value="2505" calcext:value-type="float">
            <text:p>2505</text:p>
          </table:table-cell>
          <table:table-cell office:value-type="float" office:value="343" calcext:value-type="float">
            <text:p>343</text:p>
          </table:table-cell>
          <table:table-cell office:value-type="float" office:value="8289274" calcext:value-type="float">
            <text:p>828927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rue</text:p>
          </table:table-cell>
          <table:table-cell table:formula="of:=SUM([.A1];[.B2];[.C3];[.D4];[.E5];[.F6];[.G7])" office:value-type="float" office:value="8300006" calcext:value-type="float">
            <text:p>8300006</text:p>
          </table:table-cell>
          <table:table-cell/>
          <table:table-cell office:value-type="string" calcext:value-type="string">
            <text:p>accuracy </text:p>
          </table:table-cell>
          <table:table-cell table:formula="of:=[.B10]/([.B10]+[.B11])" office:value-type="float" office:value="0.972540856060308" calcext:value-type="float">
            <text:p>0,9725408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table:formula="of:=SUM([.G1:.G6];[.A7:.F7])" office:value-type="float" office:value="234346" calcext:value-type="float">
            <text:p>23434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HandStart</text:p>
          </table:table-cell>
          <table:table-cell table:style-name="ce1" office:value-type="string" calcext:value-type="string">
            <text:p>FirstDigitTouch</text:p>
          </table:table-cell>
          <table:table-cell table:style-name="ce1" office:value-type="string" calcext:value-type="string">
            <text:p>BothStartLoadPhase</text:p>
          </table:table-cell>
          <table:table-cell table:style-name="ce1" office:value-type="string" calcext:value-type="string">
            <text:p>LiftOff</text:p>
          </table:table-cell>
          <table:table-cell table:style-name="ce1" office:value-type="string" calcext:value-type="string">
            <text:p>Replace</text:p>
          </table:table-cell>
          <table:table-cell table:style-name="ce1" office:value-type="string" calcext:value-type="string">
            <text:p>BothReleased</text:p>
          </table:table-cell>
          <table:table-cell office:value-type="string" calcext:value-type="string">
            <text:p>No activity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A1]/SUM([.A1:.A7])" office:value-type="float" office:value="0.434126797077539" calcext:value-type="float">
            <text:p>0,4341267971</text:p>
          </table:table-cell>
          <table:table-cell table:formula="of:=[.B2]/SUM([.B1:.B7])" office:value-type="float" office:value="0.507313592579379" calcext:value-type="float">
            <text:p>0,5073135926</text:p>
          </table:table-cell>
          <table:table-cell table:formula="of:=[.C3]/SUM([.C1:.C7])" office:value-type="float" office:value="0.439831844456122" calcext:value-type="float">
            <text:p>0,4398318445</text:p>
          </table:table-cell>
          <table:table-cell table:formula="of:=[.D4]/SUM([.D1:.D7])" office:value-type="float" office:value="0.510727367870225" calcext:value-type="float">
            <text:p>0,5107273679</text:p>
          </table:table-cell>
          <table:table-cell table:formula="of:=[.E5]/SUM([.E1:.E7])" office:value-type="float" office:value="0.511600701891207" calcext:value-type="float">
            <text:p>0,5116007019</text:p>
          </table:table-cell>
          <table:table-cell table:formula="of:=[.F6]/SUM([.F1:.F7])" office:value-type="float" office:value="0.69237668161435" calcext:value-type="float">
            <text:p>0,6923766816</text:p>
          </table:table-cell>
          <table:table-cell table:formula="of:=[.G7]/SUM([.G1:.G7])" office:value-type="float" office:value="0.97377187683773" calcext:value-type="float">
            <text:p>0,9737718768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formula="of:=[.A1]/SUM([.A1:.G1])" office:value-type="float" office:value="0.0472307692307692" calcext:value-type="float">
            <text:p>0,0472307692</text:p>
          </table:table-cell>
          <table:table-cell table:formula="of:=[.B2]/SUM([.A2:.G2])" office:value-type="float" office:value="0.0729230769230769" calcext:value-type="float">
            <text:p>0,0729230769</text:p>
          </table:table-cell>
          <table:table-cell table:formula="of:=[.C3]/SUM([.A3:.G3])" office:value-type="float" office:value="0.0429230769230769" calcext:value-type="float">
            <text:p>0,0429230769</text:p>
          </table:table-cell>
          <table:table-cell table:formula="of:=[.D4]/SUM([.A4:.G4])" office:value-type="float" office:value="0.025025641025641" calcext:value-type="float">
            <text:p>0,025025641</text:p>
          </table:table-cell>
          <table:table-cell table:formula="of:=[.E5]/SUM([.A5:.G5])" office:value-type="float" office:value="0.0672820512820513" calcext:value-type="float">
            <text:p>0,0672820513</text:p>
          </table:table-cell>
          <table:table-cell table:formula="of:=[.F6]/SUM([.A6:.G6])" office:value-type="float" office:value="0.0197948717948718" calcext:value-type="float">
            <text:p>0,0197948718</text:p>
          </table:table-cell>
          <table:table-cell table:formula="of:=[.G7]/SUM([.A7:.G7])" office:value-type="float" office:value="0.998665357806512" calcext:value-type="float">
            <text:p>0,9986653578</text:p>
          </table:table-cell>
        </table:table-row>
        <table:table-row table:style-name="ro1">
          <table:table-cell office:value-type="string" calcext:value-type="string">
            <text:p>f1 measure</text:p>
          </table:table-cell>
          <table:table-cell table:formula="of:=2*([.B14]*[.B15])/([.B14]+[.B15])" office:value-type="float" office:value="0.085192979210508" calcext:value-type="float">
            <text:p>0,0851929792</text:p>
          </table:table-cell>
          <table:table-cell table:formula="of:=2*([.C14]*[.C15])/([.C14]+[.C15])" office:value-type="float" office:value="0.12751647760391" calcext:value-type="float">
            <text:p>0,1275164776</text:p>
          </table:table-cell>
          <table:table-cell table:formula="of:=2*([.D14]*[.D15])/([.D14]+[.D15])" office:value-type="float" office:value="0.0782133345792646" calcext:value-type="float">
            <text:p>0,0782133346</text:p>
          </table:table-cell>
          <table:table-cell table:formula="of:=2*([.E14]*[.E15])/([.E14]+[.E15])" office:value-type="float" office:value="0.0477133289335387" calcext:value-type="float">
            <text:p>0,0477133289</text:p>
          </table:table-cell>
          <table:table-cell table:formula="of:=2*([.F14]*[.F15])/([.F14]+[.F15])" office:value-type="float" office:value="0.118924063540982" calcext:value-type="float">
            <text:p>0,1189240635</text:p>
          </table:table-cell>
          <table:table-cell table:formula="of:=2*([.G14]*[.G15])/([.G14]+[.G15])" office:value-type="float" office:value="0.0384893431384769" calcext:value-type="float">
            <text:p>0,0384893431</text:p>
          </table:table-cell>
          <table:table-cell table:formula="of:=2*([.H14]*[.H15])/([.H14]+[.H15])" office:value-type="float" office:value="0.986061531108208" calcext:value-type="float">
            <text:p>0,9860615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1:14:04.862458123</meta:creation-date>
    <dc:date>2018-01-25T11:35:07.163830766</dc:date>
    <meta:editing-duration>PT41S</meta:editing-duration>
    <meta:editing-cycles>2</meta:editing-cycles>
    <meta:generator>LibreOffice/5.1.6.2$Linux_X86_64 LibreOffice_project/10m0$Build-2</meta:generator>
    <meta:document-statistic meta:table-count="1" meta:cell-count="86" meta:object-count="0"/>
  </office:meta>
</office:document-meta>
</file>